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list-style-name="L1">
      <style:paragraph-properties style:writing-mode="lr-tb"/>
    </style:style>
    <style:style style:name="P3" style:family="paragraph" style:parent-style-name="Text_20_body">
      <style:paragraph-properties fo:text-align="center" style:justify-single-word="false" style:writing-mode="lr-tb"/>
    </style:style>
    <style:style style:name="P4" style:family="paragraph" style:parent-style-name="Text_20_body">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writing-mode="lr-tb"/>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1 Discussion: Data Analytics and Business Improvement</text:h>
      <text:p text:style-name="P4">Michael Surdek posted Jun 9, 2022 3:49 PM</text:p>
      <text:p text:style-name="P4"><text:bookmark text:name="d2l_1_94_373"/></text:p>
      <text:section text:style-name="Sect1" text:name="d2l_1_96_153">
        <text:p text:style-name="Text_20_body">Hi everyone,</text:p>
        <text:p text:style-name="Text_20_body">My name is Mike and I am in the penultimate course of SNHU's Data Analytics program. Previously, I studied business and sport management at UMass Amherst. After undergrad, I worked in sales and client services for about 5 years before pursuing this degree and I am now an analytics engineer supporting the manufacturing of a wearable medical device called the Omnipod, which dispenses insulin for diabetes patients.</text:p>
        <text:p text:style-name="P1">I found many similarities between my work and the use of data in manufacturing as described in the GE Overview and "the Culture of Analytics", although they appear to be more developed than my organization at this time. For example, the ideal improvement of a manufacturing operation, assuming that the product is high quality and safe and that production goals are within reach, is decreasing costs. Through lean design and integration as well as incorporating machine-produced data, GE is able to catch flaws and errors early in the process, which cost far less to remove or resolve than those identified later on. I reached this conclusion mainly from the following bullets (GE Overview):</text:p>
        <text:list xml:id="list603764784" text:style-name="L1">
          <text:list-item>
            <text:p text:style-name="P5">GE’s products have sensors that produce performance data </text:p>
          </text:list-item>
          <text:list-item>
            <text:p text:style-name="P5">Data collected by sensors can be used to optimize performance </text:p>
          </text:list-item>
          <text:list-item>
            <text:p text:style-name="P2">Smart machines with domain-based analytics in distributed environments </text:p>
          </text:list-item>
        </text:list>
        <text:p text:style-name="P1">On the other hand, "while significant strides have been made on factory floors [and] new efforts have focused on applying lean principles, the human side of business represents an important unknown." (GE Overview) The human aspect of manufacturing is where many advantages are yet to be realized. Although the processes are extremely automated, machine operators are still necessary to supply raw materials, resolve breakdowns, and manage the flow of assembly throughout the plant.</text:p>
        <text:p text:style-name="P1">In my experience, data mining for this problem heavily involves the business and data understanding phases of the CRISP-DM cycle. To understand the business problem, it is important to gather input from not only from the production managers who are the end users of the information that we can provide, but also from the operators themselves, who are the subjects of the analysis. For example, there is no better way to understand the things that operators do and do not have control over than from their own viewpoint. Of course, things that they cannot control should not be held against them. Additionally, the problem involves continuously growing my understanding of the data. Manufacturing products that are made up of hundreds of components step-by-step through over a dozen individual machines on a single assembly line results in an almost incomprehensible amount of data. At the beginning, the most basic and common attributes can be sufficient for a data mining project. However, as it becomes more complex and different insights are desired, it is quite typical to incorporate additional attributes or to be able to re-format the data so that it can visualized and modeled in new ways. Truly understanding the data makes it easier to make changes and enhancements to a data mining project.</text:p>
        <text:p text:style-name="P3"><text:soft-page-break/>References</text:p>
        <text:p text:style-name="P1"><text:span text:style-name="Emphasis">GE Overview</text:span>. Southern New Hampshire University. 2022. Retrieved from <text:a xlink:type="simple" xlink:href="https://learn.snhu.edu/content/enforced/1087889-DAT-650-Q5278-OL-TRAD-GR.22TW5/Course%20Documents/DAT%20650%20GE%20Overview.pdf" text:style-name="Internet_20_link" text:visited-style-name="Visited_20_Internet_20_Link">https://learn.snhu.edu/content/enforced/1087889-DAT-650-Q5278-OL-TRAD-GR.22TW5/Course%20Documents/DAT%20650%20GE%20Overview.pdf</text:a></text:p>
        <text:p text:style-name="Text_20_body"/>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6-09T16:00:07.571528963</dc:date>
    <meta:editing-duration>PT1M40S</meta:editing-duration>
    <meta:editing-cycles>2</meta:editing-cycles>
    <meta:generator>LibreOffice/6.4.7.2$Linux_X86_64 LibreOffice_project/40$Build-2</meta:generator>
    <meta:document-statistic meta:table-count="0" meta:image-count="0" meta:object-count="0" meta:page-count="2" meta:paragraph-count="12" meta:word-count="523" meta:character-count="3395" meta:non-whitespace-character-count="2884"/>
  </office:meta>
</office:document-meta>
</file>